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DescriptorsDynamicMBean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ynamicMBean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ynamicMBean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DynamicMBean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ynamicMBean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ynamicMBeanSource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DescriptorsDynamicMBeanSource.createManagedBean( Registry registry , String domain , Object realObj ,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